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1701in" fo:margin-bottom="0in" style:contextual-spacing="false" fo:text-align="center" style:justify-single-word="false" fo:padding="0.1in" fo:border-left="none" fo:border-right="none" fo:border-top="0.06pt solid #000000" fo:border-bottom="0.06pt solid #000000"/>
      <style:text-properties style:font-name="Arial1" fo:font-weight="normal" style:font-weight-asian="normal" style:font-weight-complex="normal"/>
    </style:style>
    <style:style style:name="P2" style:family="paragraph" style:parent-style-name="Heading_20_1">
      <style:paragraph-properties fo:text-align="center" style:justify-single-word="false" fo:padding="0.1in" fo:border-left="none" fo:border-right="none" fo:border-top="0.06pt solid #000000" fo:border-bottom="0.06pt solid #000000"/>
      <style:text-properties style:font-name="Arial1" fo:font-weight="normal" officeooo:rsid="00252ef8" officeooo:paragraph-rsid="00252ef8" style:font-weight-asian="normal" style:font-weight-complex="normal"/>
    </style:style>
    <style:style style:name="P3" style:family="paragraph" style:parent-style-name="Standard">
      <style:text-properties style:font-name="Georgia" officeooo:rsid="001ec820" officeooo:paragraph-rsid="001ec820"/>
    </style:style>
    <style:style style:name="P4" style:family="paragraph" style:parent-style-name="Standard">
      <style:paragraph-properties fo:text-align="center" style:justify-single-word="false"/>
      <style:text-properties officeooo:paragraph-rsid="00252ef8"/>
    </style:style>
    <style:style style:name="P5" style:family="paragraph" style:parent-style-name="Standard">
      <style:text-properties officeooo:paragraph-rsid="00252ef8"/>
    </style:style>
    <style:style style:name="P6"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letter-spacing="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fc097"/>
    </style:style>
    <style:style style:name="P9"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rsid="002fc097" officeooo:paragraph-rsid="002fc097"/>
    </style:style>
    <style:style style:name="P10"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3182ec"/>
    </style:style>
    <style:style style:name="P11" style:family="paragraph" style:parent-style-name="Standard">
      <style:text-properties style:font-name="Georgia"/>
    </style:style>
    <style:style style:name="T1" style:family="text">
      <style:text-properties officeooo:rsid="00252ef8"/>
    </style:style>
    <style:style style:name="T2" style:family="text">
      <style:text-properties style:font-name="Georgia" officeooo:rsid="001ec820"/>
    </style:style>
    <style:style style:name="T3" style:family="text">
      <style:text-properties style:font-name="Georgia" officeooo:rsid="002040bb"/>
    </style:style>
    <style:style style:name="T4" style:family="text">
      <style:text-properties officeooo:rsid="002878a7"/>
    </style:style>
    <style:style style:name="T5" style:family="text">
      <style:text-properties officeooo:rsid="00216655"/>
    </style:style>
    <style:style style:name="T6" style:family="text">
      <style:text-properties officeooo:rsid="002ad480"/>
    </style:style>
    <style:style style:name="T7" style:family="text">
      <style:text-properties fo:font-size="12pt" fo:font-style="normal" fo:font-weight="normal"/>
    </style:style>
    <style:style style:name="T8" style:family="text">
      <style:text-properties fo:font-size="12pt" fo:font-style="normal" fo:font-weight="normal" officeooo:rsid="00216655"/>
    </style:style>
    <style:style style:name="T9" style:family="text">
      <style:text-properties fo:font-size="12pt" fo:font-style="normal" fo:font-weight="normal" officeooo:rsid="002878a7"/>
    </style:style>
    <style:style style:name="T10" style:family="text">
      <style:text-properties officeooo:rsid="0022c91d"/>
    </style:style>
    <style:style style:name="T11" style:family="text">
      <style:text-properties officeooo:rsid="002ad503"/>
    </style:style>
    <style:style style:name="T12" style:family="text">
      <style:text-properties officeooo:rsid="002fc097"/>
    </style:style>
    <style:style style:name="T13" style:family="text">
      <style:text-properties officeooo:rsid="002367da"/>
    </style:style>
    <style:style style:name="T14" style:family="text">
      <style:text-properties officeooo:rsid="003182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span text:style-name="T1">Best Practice</text:span> -</text:h>
      <text:h text:style-name="P2" text:outline-level="1">Get It As Right As Possible In the Camera</text:h>
      <text:p text:style-name="P3"/>
      <text:p text:style-name="P3"/>
      <text:p text:style-name="P4"><text:span text:style-name="T2">Don Althaus, </text:span><text:span text:style-name="T3">M.A.</text:span></text:p>
      <text:p text:style-name="P5"><text:span text:style-name="T3"/></text:p>
      <text:p text:style-name="P5">A bit of history about “getting it right in the camera” (and understanding this is essential!!)-</text:p>
      <text:p text:style-name="P6">There seems to be a resurgent interest in using film under the catch phrase "analogue photography". When this was the only choice we had, we simply called it "film". We had black and white negative film - Panatomic X, Tri-X, Ilford FP4 or HP5, T-Max, etc. Then there was color negative film - Vericolor, Kodacolor, Fujicolor, etc. At the top of the food chain in terms of needing exacting photographic skills, were color reversal films also known as slide film — Ektachrome, Agfachrome, Fujichrome, etc.</text:p>
      <text:p text:style-name="P6">And then there was the undisputed leader... Kodachrome. Kodachrome was the standard by which all other slide films <text:span text:style-name="T4">(and in many instances color negative films)</text:span> were judged.</text:p>
      <text:p text:style-name="P6">With negative films you had some exposure latitude — considerably more with black and white film than color negative film. In reality you maybe had a stop in either direction with the higher ISO black and white film. You could take the ISO further up or down for each sheet or roll but then you had to adjust the development time — so called push or pull development. (<text:span text:style-name="T5">Yes, w</text:span>e regularly shot <text:span text:style-name="T5">400 </text:span>Tri-X at an ISO of 320 and processed it normally.)</text:p>
      <text:p text:style-name="P6">With color negative film. you maybe had half a stop but there was really no push or pull development because the C-41 process was set in stone. Messing with development time gave unpredictable results. Adjusting the temperature gave unpredictable color shifts.</text:p>
      <text:p text:style-name="P6">With slide film you had to be absolutely spot-on with your exposure. The margin of error was astonishingly narrow – <text:span text:style-name="T6">maybe a quarter of a stop in either direction</text:span>.</text:p>
      <text:p text:style-name="P6"><text:span text:style-name="T5">You</text:span> could self-process some slide films but it was an extremely demanding process until you "got the hang of it". And even then the E-6 system — which almost all user-based slide film processing was — was not without it's foibles if you were distracted in any way.</text:p>
      <text:p text:style-name="P6">And then there was Kodachrome and its K14 process. Processing Kodachrome was so different, <text:span text:style-name="T5">so </text:span>precise and <text:span text:style-name="T5">so </text:span>exacting that it had to be sent to a Kodak certified lab. But the results were worth it if you had everything right in the camera.</text:p>
      <text:p text:style-name="P6">The discipline required to successfully <text:span text:style-name="T5">to </text:span>use <text:span text:style-name="T5">E-6 </text:span>slide film demanded getting it <text:span text:style-name="T5">as close to right as possible. With Kodachrome it had to be absolutely, perfectly </text:span>right in the camera.</text:p>
      <text:p text:style-name="P6">Every exposure.</text:p>
      <text:p text:style-name="P6">Every time.</text:p>
      <text:p text:style-name="P6"><text:soft-page-break/>There was no post processing to save a missed exposure. There was no way to alter the color balance of the photograph. There was no way to alter the tonal balance. It was what it was and, if you screwed up the exposure or the lighting or the... whatever, you simply had to accept the error and move on vowing to "do-better-next-time".</text:p>
      <text:p text:style-name="P6">And don't forget — you had to wait for the film to come back from the lab to evaluate the results.</text:p>
      <text:p text:style-name="P6">If you really wanted to improve your photography skills you worked to master Kodachrome. For want of a better term we’ll refer to this as the “Kodachrome Era” and the skills that we are going to be looking at here come directly from mastering Kodachrome. If you are going to improve your photography skills, the skills learned and refined in the Kodachrome Era are still fundamental.</text:p>
      <text:p text:style-name="P6">Period.</text:p>
      <text:p text:style-name="P6">Full Stop.</text:p>
      <text:p text:style-name="P6">Unfortunately we seem to have gotten to a point where a growing number – maybe even a majority – of photographers subscribe to the “fix-it-in-post” idea. <text:span text:style-name="T6">Photography s</text:span>kills like...</text:p>
      <text:p text:style-name="P7">• <text:span text:style-name="T7">Exposure control… not that important because with a raw file I have tons of room for adjustment. </text:span><text:span text:style-name="T8">(Read: I can make even huge mistakes and salvage it)</text:span></text:p>
      <text:p text:style-name="P7">• <text:span text:style-name="T7">Focus on the subject… don’t have to worry about that because there is software that can help me clean up if I missed it a little bit.</text:span></text:p>
      <text:p text:style-name="P7">• <text:span text:style-name="T7">Composition… this is really the no-brainer here because I have a big enough sensor that I can crop to my heart’s content and, not only that, I can move stuff in to, out of and around in the photo at will. </text:span><text:span text:style-name="T9">No problem.</text:span></text:p>
      <text:p text:style-name="P7">• <text:span text:style-name="T7">Reading the light… c’mon… all I have to do is make sure the histogram looks right and go from there. Besides, you guys had all those fancy light meters back then.</text:span></text:p>
      <text:p text:style-name="P7">• <text:span text:style-name="T7">And then there is… The photograph is just the photo, the real creativity happens in post!</text:span></text:p>
      <text:p text:style-name="P6">The problem here is that all of these rationales lead directly to improving software skills, not photographic skills. This shifts the emphasis from the production work to the post-production work.</text:p>
      <text:p text:style-name="P6">In the Kodachrome Era the photographic skill set started with the photographer selecting the scene to be photographed and then going through a several-part evaluation process to <text:span text:style-name="T10">visualize</text:span> what the photograph will look like in the end. <text:span text:style-name="T10">V</text:span>isualization is a skill that develops over time, experience and, most importantly, practice.</text:p>
      <text:p text:style-name="P6">The first stage is an evaluation of the scene for composition – what elements to leave in the frame and what to leave out. This often involved a fair bit of walking around and just looking. Looking for the elements. Looking for the shooting angles. Looking for the best ways to tell the subject’s story. A lot of this was done without ever looking through a view finder or at a ground glass.</text:p>
      <text:p text:style-name="P6"><text:soft-page-break/>After the scene is basically set, the evaluation shifts to the light. What is the light doing… is it a bright, sunny day with all of the deep, sharp shadows and high contrast? Is it moderately overcast but still with descent shadowing? Or is it absolutely flat lighting with a thick, gray overcast that seemed like it would downpour at any minute? This isn’t done as a checklist but more of a summation of the scene. <text:span text:style-name="T10">And there there is the evaluation if the scene is inside...</text:span></text:p>
      <text:p text:style-name="P6">Next comes the look through the viewfinder… to fine tune the composition and make sure there weren’t any stray or unwanted elements – checking the four corners and then the four sides.</text:p>
      <text:p text:style-name="P6">Then comes setting exposure… if shooting black and white film, expose for the shadows and print for the highlights. If shooting color negative film go for the highlights as the shoulder of the film curve was a bit harder to manage than the toe.</text:p>
      <text:p text:style-name="P6">But if you were shooting Kodachrome, you very carefully set the exposure for the highlight area where you wanted to maintain detail. From there you would let the rest of the tones fall where they may. If the process was managed right, the results were astonishing with brilliant highlights, well saturated and present mid-tones and deep, rich shadows. The colors were just as astonishing as the tones.</text:p>
      <text:p text:style-name="P6">And then, after the roll was <text:span text:style-name="T6">finished</text:span>, came the wait for the film to come back from the lab and hopefully it was all exactly as you saw it.</text:p>
      <text:p text:style-name="P6">You got it right in the camera.</text:p>
      <text:p text:style-name="P6">First time.</text:p>
      <text:p text:style-name="P6">Every time.</text:p>
      <text:p text:style-name="P6">And, if you did this enough, it became more than second nature.</text:p>
      <text:p text:style-name="P6">Now comes the shift…</text:p>
      <text:p text:style-name="P6"><text:span text:style-name="T11">A</text:span>dvanced “imaging software” <text:span text:style-name="T11">that </text:span>inclu<text:span text:style-name="T11">des</text:span> artificial intelligence components <text:span text:style-name="T11">is taking</text:span> photography skills <text:span text:style-name="T11">to a point where that reliance is now on</text:span> software skills. With the ability to control exposure, aggressively manipulate color, change lighting, change background and foreground, and move, add or remove objects at will, more often than not the scene presented is not the scene as photographed.</text:p>
      <text:p text:style-name="P6">(The question for another time is are these images even <text:span text:style-name="T10">still </text:span>photographs?)</text:p>
      <text:p text:style-name="P6">One argument infrequently stated outright but often frequently implied by those extolling post-production work is the “production folks” are “too lazy” to process their images. Other arguments involve “production folks” resisting the creative power afforded them, etc.</text:p>
      <text:p text:style-name="P6">The reality here is that in the “production approach” similar to the Kodachrome Era, a different set of skills are used, skills which take time and practice to develop.</text:p>
      <text:p text:style-name="P6">There are some advantages-</text:p>
      <text:p text:style-name="P6"><text:soft-page-break/>By “getting it right in the camera” a photograph that is immediately usable is created, especially if taken using a mobile device (cell phone, connected tablet, etc.) and in the JPEG format.</text:p>
      <text:p text:style-name="P6">You can send the photograph of your son or daughter’s graduation to your sister who lives 1,400 miles away right after it happens. Or you can send a picture of the storm damage to your insurance agent right after it happens. Or you can post the landscape photographs you just worked so hard to get to your photo-sharing account.</text:p>
      <text:p text:style-name="P6">The other major advantage is there is far less adjusting to do – of course this assumes the photograph is properly exposed and is in the JPEG format. (A brief aside... if exposed properly there is plenty of adjustment room in a JPEG file and that really means that the adjustments are usually more “tweaks” rather than “wholesale <text:span text:style-name="T12">bludgeoning</text:span>”.)</text:p>
      <text:p text:style-name="P6">One of the complaints heard more frequently now is about the length of time “culling” and “editing” take. Often a photographer will post a complaint about the hundreds of images that need “going through and editing”. Getting everything right in the camera will address the majority of those complaints. (It is now to a point that AI enabled software is making selections for the photographer and presets are batch processing hundreds of photographs at a time. A question for another time – what happened to all of that individual attention each <text:span text:style-name="T13">camera-raw</text:span> photograph was supposed to get? )</text:p>
      <text:p text:style-name="P6">Through all of this, it is the photography skill that need to be developed and, in reality, the plan to get to the modern digital version of the Kodachrome Era isn’t much different than actually shooting Kodachrome.</text:p>
      <text:p text:style-name="P8">The first thing to do is <text:span text:style-name="T12">choosing to</text:span> save your images in both camera raw and JPEG or, in order to open up storage space, go JPEG only. (The protest… the wailing… <text:span text:style-name="T14">the</text:span> gnashing of teeth at surrendering the revered raw file is almost deafening, but… the raw file is not an immediately usable image. And after all, that was <text:span text:style-name="T14">an</text:span> initial and underlying premise of digital photography. <text:span text:style-name="T14">Immediate usability. </text:span><text:s/>Sorry.) </text:p>
      <text:p text:style-name="P9">Moving on to the photography...</text:p>
      <text:p text:style-name="P10">Evaluating the <text:span text:style-name="T14">actual</text:span> scene to be photographed. <text:span text:style-name="T14">This </text:span>is a purely personal thing. What to leave in, what to leave out is a personal compositional choice.</text:p>
      <text:p text:style-name="P10">Evaluating the light – bone up on the sunny rule of 16ths – not that you will apply it to making the exposure per se, but it will get you familiar with evaluating the light you will be shooting in and the effects of that type of light. Bone up on lighting directions and what they reveal in the subject. <text:span text:style-name="T12">And bone up on judging available light both indoors and out.</text:span></text:p>
      <text:p text:style-name="P6">Next, pay attention to the view finder – the entire viewfinder. If you have one of those systems that will show you everything about your scene from the aperture setting to the width of view to the tonal distribution, figure out a way to turn all of it off at least long enough to evaluate actual the scene that is going to be photographed. If it’s not exactly what you want, adjust the framing. Then you can turn all <text:span text:style-name="T12">that space taking, battery eating</text:span> stuff back on.</text:p>
      <text:p text:style-name="P6"/>
      <text:p text:style-name="P6"><text:soft-page-break/>Setting the exposure – When exposing black and white negative film the guiding mantra was expose for the shadows and print for the highlights. The idea was to maintain the tone and texture of the highlights while preserving the details of the shadows. With a color positive the mantra is just reversed. Expose for the detail area you want to maintain in the highlights. That is maintain the details of the highlights while preserving the shadows.</text:p>
      <text:p text:style-name="P6">We have a number of ways to set exposure - matrix pattern, focus point to bias, highlight priority, screen tap to bias, etc. The best approach to figuring it out for your particular camera is often to read the owner’s manual.</text:p>
      <text:p text:style-name="P6">Now before anybody goes off half cocked -</text:p>
      <text:p text:style-name="P6">There is nothing here to say that photographs taken with a "get-it-right-in-the-camera" philosophy won't need <text:span text:style-name="T13">at least some</text:span> post processing. They will – whether the photograph is in JPEG format or in whatever camera raw format is in vogue but, in reality, if you get it as close as possible in the camera, the files will only need a bit of fine tuning.</text:p>
      <text:p text:style-name="P6">To sum it up — the obvious recommendation here is to get it as right in the camera as possible — get the light right for the scene, get the composition as right as possible for the scene and get the exposure correct for the scene. You'll be that much farther ahead of the game.</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4T11:56:39.173000000</meta:creation-date>
    <dc:date>2024-12-03T07:17:41.074000000</dc:date>
    <meta:editing-duration>PT3H36M28S</meta:editing-duration>
    <meta:editing-cycles>10</meta:editing-cycles>
    <meta:generator>LibreOffice/24.8.3.2$Windows_X86_64 LibreOffice_project/48a6bac9e7e268aeb4c3483fcf825c94556d9f92</meta:generator>
    <meta:document-statistic meta:table-count="0" meta:image-count="0" meta:object-count="0" meta:page-count="5" meta:paragraph-count="58" meta:word-count="2102" meta:character-count="12056" meta:non-whitespace-character-count="9990"/>
  </office:meta>
</office:document-meta>
</file>